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1ec194"/>
    </style:style>
    <style:style style:name="P2" style:family="paragraph" style:parent-style-name="Text_20_body">
      <style:text-properties officeooo:rsid="000be1fd" officeooo:paragraph-rsid="001ec194"/>
    </style:style>
    <style:style style:name="P3" style:family="paragraph" style:parent-style-name="Text_20_body">
      <style:text-properties officeooo:rsid="00202908" officeooo:paragraph-rsid="002029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gic Wand Report</text:p>
      <text:p text:style-name="P2">screenshot</text:p>
      <text:p text:style-name="P2"/>
      <text:p text:style-name="P2">implementation</text:p>
      <text:p text:style-name="P3">was nptwendig war zu installieren, ir usw</text:p>
      <text:p text:style-name="P2"/>
      <text:p text:style-name="P2">usage scenario (gaming …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16:13:51.691081140</meta:creation-date>
    <dc:date>2015-07-04T16:14:49.922859517</dc:date>
    <meta:editing-duration>PT3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16" meta:character-count="107" meta:non-whitespace-character-count="96"/>
  </office:meta>
</office:document-meta>
</file>